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437" calcext:value-type="float">
            <text:p>0,437</text:p>
          </table:table-cell>
          <table:table-cell office:value-type="float" office:value="0" calcext:value-type="float">
            <text:p>0</text:p>
          </table:table-cell>
          <table:table-cell office:value-type="float" office:value="420.384" calcext:value-type="float">
            <text:p>420,384</text:p>
          </table:table-cell>
          <table:table-cell office:value-type="float" office:value="0.653" calcext:value-type="float">
            <text:p>0,653</text:p>
          </table:table-cell>
          <table:table-cell office:value-type="float" office:value="0" calcext:value-type="float">
            <text:p>0</text:p>
          </table:table-cell>
          <table:table-cell office:value-type="float" office:value="397.303" calcext:value-type="float">
            <text:p>397,303</text:p>
          </table:table-cell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214" calcext:value-type="float">
            <text:p>0,214</text:p>
          </table:table-cell>
          <table:table-cell office:value-type="float" office:value="0" calcext:value-type="float">
            <text:p>0</text:p>
          </table:table-cell>
          <table:table-cell office:value-type="float" office:value="541.935" calcext:value-type="float">
            <text:p>541,935</text:p>
          </table:table-cell>
          <table:table-cell office:value-type="float" office:value="0.242" calcext:value-type="float">
            <text:p>0,242</text:p>
          </table:table-cell>
          <table:table-cell office:value-type="float" office:value="0" calcext:value-type="float">
            <text:p>0</text:p>
          </table:table-cell>
          <table:table-cell office:value-type="float" office:value="491.099" calcext:value-type="float">
            <text:p>491,099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305" calcext:value-type="float">
            <text:p>0,305</text:p>
          </table:table-cell>
          <table:table-cell office:value-type="float" office:value="0" calcext:value-type="float">
            <text:p>0</text:p>
          </table:table-cell>
          <table:table-cell office:value-type="float" office:value="149.117" calcext:value-type="float">
            <text:p>149,117</text:p>
          </table:table-cell>
          <table:table-cell office:value-type="float" office:value="0.419" calcext:value-type="float">
            <text:p>0,419</text:p>
          </table:table-cell>
          <table:table-cell office:value-type="float" office:value="0" calcext:value-type="float">
            <text:p>0</text:p>
          </table:table-cell>
          <table:table-cell office:value-type="float" office:value="132.959" calcext:value-type="float">
            <text:p>132,959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19" calcext:value-type="float">
            <text:p>0,019</text:p>
          </table:table-cell>
          <table:table-cell office:value-type="float" office:value="14.98" calcext:value-type="float">
            <text:p>14,98</text:p>
          </table:table-cell>
          <table:table-cell office:value-type="float" office:value="3196.112" calcext:value-type="float">
            <text:p>3196,112</text:p>
          </table:table-cell>
          <table:table-cell office:value-type="float" office:value="0.025" calcext:value-type="float">
            <text:p>0,025</text:p>
          </table:table-cell>
          <table:table-cell office:value-type="float" office:value="12.506" calcext:value-type="float">
            <text:p>12,506</text:p>
          </table:table-cell>
          <table:table-cell office:value-type="float" office:value="3116.064" calcext:value-type="float">
            <text:p>3116,064</text:p>
          </table:table-cell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06" calcext:value-type="float">
            <text:p>0,006</text:p>
          </table:table-cell>
          <table:table-cell office:value-type="float" office:value="12.634" calcext:value-type="float">
            <text:p>12,634</text:p>
          </table:table-cell>
          <table:table-cell office:value-type="float" office:value="2039.353" calcext:value-type="float">
            <text:p>2039,353</text:p>
          </table:table-cell>
          <table:table-cell office:value-type="float" office:value="0.02" calcext:value-type="float">
            <text:p>0,02</text:p>
          </table:table-cell>
          <table:table-cell office:value-type="float" office:value="8.602" calcext:value-type="float">
            <text:p>8,602</text:p>
          </table:table-cell>
          <table:table-cell office:value-type="float" office:value="1996.915" calcext:value-type="float">
            <text:p>1996,915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-0.002" calcext:value-type="float">
            <text:p>-0,002</text:p>
          </table:table-cell>
          <table:table-cell office:value-type="float" office:value="0" calcext:value-type="float">
            <text:p>0</text:p>
          </table:table-cell>
          <table:table-cell office:value-type="float" office:value="1199.694" calcext:value-type="float">
            <text:p>1199,69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204.278" calcext:value-type="float">
            <text:p>1204,278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992.922" calcext:value-type="float">
            <text:p>992,922</text:p>
          </table:table-cell>
          <table:table-cell office:value-type="float" office:value="0.001" calcext:value-type="float">
            <text:p>0,001</text:p>
          </table:table-cell>
          <table:table-cell office:value-type="float" office:value="0.659" calcext:value-type="float">
            <text:p>0,659</text:p>
          </table:table-cell>
          <table:table-cell office:value-type="float" office:value="1156.654" calcext:value-type="float">
            <text:p>1156,654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045" calcext:value-type="float">
            <text:p>0,045</text:p>
          </table:table-cell>
          <table:table-cell office:value-type="float" office:value="9.688" calcext:value-type="float">
            <text:p>9,688</text:p>
          </table:table-cell>
          <table:table-cell office:value-type="float" office:value="2868.367" calcext:value-type="float">
            <text:p>2868,367</text:p>
          </table:table-cell>
          <table:table-cell office:value-type="float" office:value="0.118" calcext:value-type="float">
            <text:p>0,118</text:p>
          </table:table-cell>
          <table:table-cell office:value-type="float" office:value="6.979" calcext:value-type="float">
            <text:p>6,979</text:p>
          </table:table-cell>
          <table:table-cell office:value-type="float" office:value="2888.681" calcext:value-type="float">
            <text:p>2888,681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018" calcext:value-type="float">
            <text:p>0,018</text:p>
          </table:table-cell>
          <table:table-cell office:value-type="float" office:value="2.832" calcext:value-type="float">
            <text:p>2,832</text:p>
          </table:table-cell>
          <table:table-cell office:value-type="float" office:value="1138.77" calcext:value-type="float">
            <text:p>1138,77</text:p>
          </table:table-cell>
          <table:table-cell office:value-type="float" office:value="0.003" calcext:value-type="float">
            <text:p>0,003</text:p>
          </table:table-cell>
          <table:table-cell office:value-type="float" office:value="2.614" calcext:value-type="float">
            <text:p>2,614</text:p>
          </table:table-cell>
          <table:table-cell office:value-type="float" office:value="1075.413" calcext:value-type="float">
            <text:p>1075,413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03" calcext:value-type="float">
            <text:p>0,003</text:p>
          </table:table-cell>
          <table:table-cell office:value-type="float" office:value="6.863" calcext:value-type="float">
            <text:p>6,863</text:p>
          </table:table-cell>
          <table:table-cell office:value-type="float" office:value="927.938" calcext:value-type="float">
            <text:p>927,938</text:p>
          </table:table-cell>
          <table:table-cell office:value-type="float" office:value="-0" calcext:value-type="float">
            <text:p>0</text:p>
          </table:table-cell>
          <table:table-cell office:value-type="float" office:value="1.961" calcext:value-type="float">
            <text:p>1,961</text:p>
          </table:table-cell>
          <table:table-cell office:value-type="float" office:value="905.043" calcext:value-type="float">
            <text:p>905,043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006" calcext:value-type="float">
            <text:p>0,006</text:p>
          </table:table-cell>
          <table:table-cell office:value-type="float" office:value="2.5" calcext:value-type="float">
            <text:p>2,5</text:p>
          </table:table-cell>
          <table:table-cell office:value-type="float" office:value="922.068" calcext:value-type="float">
            <text:p>922,068</text:p>
          </table:table-cell>
          <table:table-cell office:value-type="float" office:value="0.001" calcext:value-type="float">
            <text:p>0,001</text:p>
          </table:table-cell>
          <table:table-cell office:value-type="float" office:value="1.944" calcext:value-type="float">
            <text:p>1,944</text:p>
          </table:table-cell>
          <table:table-cell office:value-type="float" office:value="898.089" calcext:value-type="float">
            <text:p>898,089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6" calcext:value-type="float">
            <text:p>0,006</text:p>
          </table:table-cell>
          <table:table-cell office:value-type="float" office:value="5" calcext:value-type="float">
            <text:p>5</text:p>
          </table:table-cell>
          <table:table-cell office:value-type="float" office:value="1406.059" calcext:value-type="float">
            <text:p>1406,059</text:p>
          </table:table-cell>
          <table:table-cell office:value-type="float" office:value="0.001" calcext:value-type="float">
            <text:p>0,001</text:p>
          </table:table-cell>
          <table:table-cell office:value-type="float" office:value="1.667" calcext:value-type="float">
            <text:p>1,667</text:p>
          </table:table-cell>
          <table:table-cell office:value-type="float" office:value="1392.146" calcext:value-type="float">
            <text:p>1392,146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043" calcext:value-type="float">
            <text:p>0,043</text:p>
          </table:table-cell>
          <table:table-cell office:value-type="float" office:value="3.752" calcext:value-type="float">
            <text:p>3,752</text:p>
          </table:table-cell>
          <table:table-cell office:value-type="float" office:value="1475.329" calcext:value-type="float">
            <text:p>1475,329</text:p>
          </table:table-cell>
          <table:table-cell office:value-type="float" office:value="0.02" calcext:value-type="float">
            <text:p>0,02</text:p>
          </table:table-cell>
          <table:table-cell office:value-type="float" office:value="4.185" calcext:value-type="float">
            <text:p>4,185</text:p>
          </table:table-cell>
          <table:table-cell office:value-type="float" office:value="1435.526" calcext:value-type="float">
            <text:p>1435,526</text:p>
          </table:table-cell>
        </table:table-row>
        <table:table-row table:style-name="ro1">
          <table:table-cell office:value-type="string" calcext:value-type="string">
            <text:p>Newthyroid </text:p>
          </table:table-cell>
          <table:table-cell office:value-type="float" office:value="-0.042" calcext:value-type="float">
            <text:p>-0,042</text:p>
          </table:table-cell>
          <table:table-cell office:value-type="float" office:value="0" calcext:value-type="float">
            <text:p>0</text:p>
          </table:table-cell>
          <table:table-cell office:value-type="float" office:value="619.92" calcext:value-type="float">
            <text:p>619,92</text:p>
          </table:table-cell>
          <table:table-cell office:value-type="float" office:value="-0.07" calcext:value-type="float">
            <text:p>-0,07</text:p>
          </table:table-cell>
          <table:table-cell office:value-type="float" office:value="0.606" calcext:value-type="float">
            <text:p>0,606</text:p>
          </table:table-cell>
          <table:table-cell office:value-type="float" office:value="612.812" calcext:value-type="float">
            <text:p>612,812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01" calcext:value-type="float">
            <text:p>0,001</text:p>
          </table:table-cell>
          <table:table-cell office:value-type="float" office:value="19.528" calcext:value-type="float">
            <text:p>19,528</text:p>
          </table:table-cell>
          <table:table-cell office:value-type="float" office:value="3372.91" calcext:value-type="float">
            <text:p>3372,91</text:p>
          </table:table-cell>
          <table:table-cell office:value-type="float" office:value="0.004" calcext:value-type="float">
            <text:p>0,004</text:p>
          </table:table-cell>
          <table:table-cell office:value-type="float" office:value="9.339" calcext:value-type="float">
            <text:p>9,339</text:p>
          </table:table-cell>
          <table:table-cell office:value-type="float" office:value="3340.76" calcext:value-type="float">
            <text:p>3340,76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280.959" calcext:value-type="float">
            <text:p>280,959</text:p>
          </table:table-cell>
          <table:table-cell office:value-type="float" office:value="0.133" calcext:value-type="float">
            <text:p>0,133</text:p>
          </table:table-cell>
          <table:table-cell office:value-type="float" office:value="0" calcext:value-type="float">
            <text:p>0</text:p>
          </table:table-cell>
          <table:table-cell office:value-type="float" office:value="268.318" calcext:value-type="float">
            <text:p>268,318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014" calcext:value-type="float">
            <text:p>0,014</text:p>
          </table:table-cell>
          <table:table-cell office:value-type="float" office:value="0.606" calcext:value-type="float">
            <text:p>0,606</text:p>
          </table:table-cell>
          <table:table-cell office:value-type="float" office:value="912.58" calcext:value-type="float">
            <text:p>912,58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606" calcext:value-type="float">
            <text:p>0,606</text:p>
          </table:table-cell>
          <table:table-cell office:value-type="float" office:value="879.264" calcext:value-type="float">
            <text:p>879,264</text:p>
          </table:table-cell>
        </table:table-row>
        <table:table-row table:style-name="ro1">
          <table:table-cell office:value-type="string" calcext:value-type="string">
            <text:p>Heart 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927.278" calcext:value-type="float">
            <text:p>927,278</text:p>
          </table:table-cell>
          <table:table-cell office:value-type="float" office:value="0.009" calcext:value-type="float">
            <text:p>0,009</text:p>
          </table:table-cell>
          <table:table-cell office:value-type="float" office:value="1.099" calcext:value-type="float">
            <text:p>1,099</text:p>
          </table:table-cell>
          <table:table-cell office:value-type="float" office:value="923.135" calcext:value-type="float">
            <text:p>923,135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037" calcext:value-type="float">
            <text:p>0,037</text:p>
          </table:table-cell>
          <table:table-cell office:value-type="float" office:value="2.179" calcext:value-type="float">
            <text:p>2,179</text:p>
          </table:table-cell>
          <table:table-cell office:value-type="float" office:value="1525.972" calcext:value-type="float">
            <text:p>1525,972</text:p>
          </table:table-cell>
          <table:table-cell office:value-type="float" office:value="0.046" calcext:value-type="float">
            <text:p>0,046</text:p>
          </table:table-cell>
          <table:table-cell office:value-type="float" office:value="3.486" calcext:value-type="float">
            <text:p>3,486</text:p>
          </table:table-cell>
          <table:table-cell office:value-type="float" office:value="1486.033" calcext:value-type="float">
            <text:p>1486,033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056" calcext:value-type="float">
            <text:p>0,056</text:p>
          </table:table-cell>
          <table:table-cell office:value-type="float" office:value="9.852" calcext:value-type="float">
            <text:p>9,852</text:p>
          </table:table-cell>
          <table:table-cell office:value-type="float" office:value="2852.456" calcext:value-type="float">
            <text:p>2852,456</text:p>
          </table:table-cell>
          <table:table-cell office:value-type="float" office:value="0.024" calcext:value-type="float">
            <text:p>0,024</text:p>
          </table:table-cell>
          <table:table-cell office:value-type="float" office:value="9.113" calcext:value-type="float">
            <text:p>9,113</text:p>
          </table:table-cell>
          <table:table-cell office:value-type="float" office:value="2852.17" calcext:value-type="float">
            <text:p>2852,17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1" calcext:value-type="float">
            <text:p>0,001</text:p>
          </table:table-cell>
          <table:table-cell office:value-type="float" office:value="10.34" calcext:value-type="float">
            <text:p>10,34</text:p>
          </table:table-cell>
          <table:table-cell office:value-type="float" office:value="3232.314" calcext:value-type="float">
            <text:p>3232,314</text:p>
          </table:table-cell>
          <table:table-cell office:value-type="float" office:value="0.001" calcext:value-type="float">
            <text:p>0,001</text:p>
          </table:table-cell>
          <table:table-cell office:value-type="float" office:value="7.81" calcext:value-type="float">
            <text:p>7,81</text:p>
          </table:table-cell>
          <table:table-cell office:value-type="float" office:value="3178.456" calcext:value-type="float">
            <text:p>3178,456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3" calcext:value-type="float">
            <text:p>0,003</text:p>
          </table:table-cell>
          <table:table-cell office:value-type="float" office:value="0.871" calcext:value-type="float">
            <text:p>0,871</text:p>
          </table:table-cell>
          <table:table-cell office:value-type="float" office:value="1220.52" calcext:value-type="float">
            <text:p>1220,52</text:p>
          </table:table-cell>
          <table:table-cell office:value-type="float" office:value="0.002" calcext:value-type="float">
            <text:p>0,002</text:p>
          </table:table-cell>
          <table:table-cell office:value-type="float" office:value="0.218" calcext:value-type="float">
            <text:p>0,218</text:p>
          </table:table-cell>
          <table:table-cell office:value-type="float" office:value="1176.675" calcext:value-type="float">
            <text:p>1176,675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-0.025" calcext:value-type="float">
            <text:p>-0,025</text:p>
          </table:table-cell>
          <table:table-cell office:value-type="float" office:value="0" calcext:value-type="float">
            <text:p>0</text:p>
          </table:table-cell>
          <table:table-cell office:value-type="float" office:value="320.721" calcext:value-type="float">
            <text:p>320,721</text:p>
          </table:table-cell>
          <table:table-cell office:value-type="float" office:value="-0.054" calcext:value-type="float">
            <text:p>-0,054</text:p>
          </table:table-cell>
          <table:table-cell office:value-type="float" office:value="0" calcext:value-type="float">
            <text:p>0</text:p>
          </table:table-cell>
          <table:table-cell office:value-type="float" office:value="304.072" calcext:value-type="float">
            <text:p>304,072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027" calcext:value-type="float">
            <text:p>0,027</text:p>
          </table:table-cell>
          <table:table-cell office:value-type="float" office:value="5.918" calcext:value-type="float">
            <text:p>5,918</text:p>
          </table:table-cell>
          <table:table-cell office:value-type="float" office:value="1696.328" calcext:value-type="float">
            <text:p>1696,328</text:p>
          </table:table-cell>
          <table:table-cell office:value-type="float" office:value="-0.002" calcext:value-type="float">
            <text:p>-0,002</text:p>
          </table:table-cell>
          <table:table-cell office:value-type="float" office:value="6.522" calcext:value-type="float">
            <text:p>6,522</text:p>
          </table:table-cell>
          <table:table-cell office:value-type="float" office:value="1671.519" calcext:value-type="float">
            <text:p>1671,519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096" calcext:value-type="float">
            <text:p>0,096</text:p>
          </table:table-cell>
          <table:table-cell office:value-type="float" office:value="1.465" calcext:value-type="float">
            <text:p>1,465</text:p>
          </table:table-cell>
          <table:table-cell office:value-type="float" office:value="1162.2" calcext:value-type="float">
            <text:p>1162,2</text:p>
          </table:table-cell>
          <table:table-cell office:value-type="float" office:value="0.083" calcext:value-type="float">
            <text:p>0,083</text:p>
          </table:table-cell>
          <table:table-cell office:value-type="float" office:value="0.366" calcext:value-type="float">
            <text:p>0,366</text:p>
          </table:table-cell>
          <table:table-cell office:value-type="float" office:value="1146.651" calcext:value-type="float">
            <text:p>1146,651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-0.008" calcext:value-type="float">
            <text:p>-0,008</text:p>
          </table:table-cell>
          <table:table-cell office:value-type="float" office:value="0" calcext:value-type="float">
            <text:p>0</text:p>
          </table:table-cell>
          <table:table-cell office:value-type="float" office:value="455.817" calcext:value-type="float">
            <text:p>455,81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436.62" calcext:value-type="float">
            <text:p>436,62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435.179" calcext:value-type="float">
            <text:p>435,179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404.209" calcext:value-type="float">
            <text:p>404,209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-0.013" calcext:value-type="float">
            <text:p>-0,013</text:p>
          </table:table-cell>
          <table:table-cell office:value-type="float" office:value="0" calcext:value-type="float">
            <text:p>0</text:p>
          </table:table-cell>
          <table:table-cell office:value-type="float" office:value="597.062" calcext:value-type="float">
            <text:p>597,062</text:p>
          </table:table-cell>
          <table:table-cell office:value-type="float" office:value="-0.002" calcext:value-type="float">
            <text:p>-0,002</text:p>
          </table:table-cell>
          <table:table-cell office:value-type="float" office:value="0" calcext:value-type="float">
            <text:p>0</text:p>
          </table:table-cell>
          <table:table-cell office:value-type="float" office:value="579.973" calcext:value-type="float">
            <text:p>579,973</text:p>
          </table:table-cell>
        </table:table-row>
        <table:table-row table:style-name="ro1">
          <table:table-cell office:value-type="string" calcext:value-type="string">
            <text:p>Rand </text:p>
          </table:table-cell>
          <table:table-cell office:value-type="float" office:value="0.647" calcext:value-type="float">
            <text:p>0,647</text:p>
          </table:table-cell>
          <table:table-cell office:value-type="float" office:value="0" calcext:value-type="float">
            <text:p>0</text:p>
          </table:table-cell>
          <table:table-cell office:value-type="float" office:value="400.459" calcext:value-type="float">
            <text:p>400,459</text:p>
          </table:table-cell>
          <table:table-cell office:value-type="float" office:value="0.791" calcext:value-type="float">
            <text:p>0,791</text:p>
          </table:table-cell>
          <table:table-cell office:value-type="float" office:value="0" calcext:value-type="float">
            <text:p>0</text:p>
          </table:table-cell>
          <table:table-cell office:value-type="float" office:value="395.577" calcext:value-type="float">
            <text:p>395,577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028" calcext:value-type="float">
            <text:p>0,028</text:p>
          </table:table-cell>
          <table:table-cell office:value-type="float" office:value="0.952" calcext:value-type="float">
            <text:p>0,952</text:p>
          </table:table-cell>
          <table:table-cell office:value-type="float" office:value="887.381" calcext:value-type="float">
            <text:p>887,381</text:p>
          </table:table-cell>
          <table:table-cell office:value-type="float" office:value="0.008" calcext:value-type="float">
            <text:p>0,008</text:p>
          </table:table-cell>
          <table:table-cell office:value-type="float" office:value="0.635" calcext:value-type="float">
            <text:p>0,635</text:p>
          </table:table-cell>
          <table:table-cell office:value-type="float" office:value="869.244" calcext:value-type="float">
            <text:p>869,244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083" calcext:value-type="float">
            <text:p>0,083</text:p>
          </table:table-cell>
          <table:table-cell office:value-type="float" office:value="2.222" calcext:value-type="float">
            <text:p>2,222</text:p>
          </table:table-cell>
          <table:table-cell office:value-type="float" office:value="881.931" calcext:value-type="float">
            <text:p>881,931</text:p>
          </table:table-cell>
          <table:table-cell office:value-type="float" office:value="0.135" calcext:value-type="float">
            <text:p>0,135</text:p>
          </table:table-cell>
          <table:table-cell office:value-type="float" office:value="0.635" calcext:value-type="float">
            <text:p>0,635</text:p>
          </table:table-cell>
          <table:table-cell office:value-type="float" office:value="866.284" calcext:value-type="float">
            <text:p>866,284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033" calcext:value-type="float">
            <text:p>0,033</text:p>
          </table:table-cell>
          <table:table-cell office:value-type="float" office:value="1.587" calcext:value-type="float">
            <text:p>1,587</text:p>
          </table:table-cell>
          <table:table-cell office:value-type="float" office:value="883.434" calcext:value-type="float">
            <text:p>883,434</text:p>
          </table:table-cell>
          <table:table-cell office:value-type="float" office:value="0" calcext:value-type="float">
            <text:p>0</text:p>
          </table:table-cell>
          <table:table-cell office:value-type="float" office:value="0.952" calcext:value-type="float">
            <text:p>0,952</text:p>
          </table:table-cell>
          <table:table-cell office:value-type="float" office:value="847.35" calcext:value-type="float">
            <text:p>847,35</text:p>
          </table:table-cell>
        </table:table-row>
        <table:table-row table:style-name="ro1">
          <table:table-cell/>
          <table:table-cell table:formula="of:=AVERAGE([.B2:.B33])" office:value-type="float" office:value="0.06503125" calcext:value-type="float">
            <text:p>0,06503125</text:p>
          </table:table-cell>
          <table:table-cell table:formula="of:=AVERAGE([.C2:.C33])" office:value-type="float" office:value="3.55528125" calcext:value-type="float">
            <text:p>3,55528125</text:p>
          </table:table-cell>
          <table:table-cell table:formula="of:=AVERAGE([.D2:.D33])" office:value-type="float" office:value="1248.23340625" calcext:value-type="float">
            <text:p>1248,23340625</text:p>
          </table:table-cell>
          <table:table-cell table:formula="of:=AVERAGE([.E2:.E33])" office:value-type="float" office:value="0.08209375" calcext:value-type="float">
            <text:p>0,08209375</text:p>
          </table:table-cell>
          <table:table-cell table:formula="of:=AVERAGE([.F2:.F33])" office:value-type="float" office:value="2.57825" calcext:value-type="float">
            <text:p>2,57825</text:p>
          </table:table-cell>
          <table:table-cell table:formula="of:=AVERAGE([.G2:.G33])" office:value-type="float" office:value="1229.040375" calcext:value-type="float">
            <text:p>1229,040375</text:p>
          </table:table-cell>
        </table:table-row>
        <table:table-row table:style-name="ro1" table:number-rows-repeated="48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13:09:32.449218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09T13:12:35.786972325</dc:date>
    <meta:editing-duration>PT1H11M30S</meta:editing-duration>
    <meta:editing-cycles>17</meta:editing-cycles>
    <meta:generator>LibreOffice/5.1.6.2$Linux_X86_64 LibreOffice_project/10m0$Build-2</meta:generator>
    <meta:document-statistic meta:table-count="1" meta:cell-count="230" meta:object-count="0"/>
  </office:meta>
</office:document-meta>
</file>